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GE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agence</text:p>
          </table:table-cell>
          <table:table-cell office:value-type="string" calcext:value-type="string">
            <text:p>nom_agenc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IBAR</text:p>
          </table:table-cell>
          <table:table-cell office:value-type="float" office:value="56978134" calcext:value-type="float">
            <text:p>56978134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02 89 52 38 19</text:p>
          </table:table-cell>
          <table:table-cell office:value-type="string" calcext:value-type="string">
            <text:p>enib.n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eliance</text:p>
          </table:table-cell>
          <table:table-cell office:value-type="float" office:value="37089163" calcext:value-type="float">
            <text:p>37089163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02 63 19 37 12</text:p>
          </table:table-cell>
          <table:table-cell office:value-type="string" calcext:value-type="string">
            <text:p>progeliance.labanque.f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kal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04 76 23 19 37</text:p>
          </table:table-cell>
          <table:table-cell office:value-type="string" calcext:value-type="string">
            <text:p>cestouquonest.f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nque-Tune</text:p>
          </table:table-cell>
          <table:table-cell office:value-type="float" office:value="99672198" calcext:value-type="float">
            <text:p>99672198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(+41)54 757 8978</text:p>
          </table:table-cell>
          <table:table-cell office:value-type="string" calcext:value-type="string">
            <text:p>biengarder.s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12:22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9-12-02T09:36:20.431000000</dc:date>
    <meta:editing-duration>PT29M32S</meta:editing-duration>
    <meta:editing-cycles>3</meta:editing-cycles>
    <meta:document-statistic meta:table-count="1" meta:cell-count="31" meta:object-count="0"/>
  </office:meta>
</office:document-meta>
</file>